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e1617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ffb66c" fo:padding="0.097cm" fo:border="0.5pt solid #000000">
        <style:background-image/>
      </style:table-cell-properties>
    </style:style>
    <style:style style:name="Tabla1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background-color="#e16173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paragraph-rsid="0003d33f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04fcec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4fcec" officeooo:paragraph-rsid="0004fcec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officeooo:rsid="0003d33f" officeooo:paragraph-rsid="0003d33f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 table:style-name="TableLine2117849807584">
          <table:table-cell table:style-name="Tabla1.A1" office:value-type="string">
            <text:p text:style-name="P5">Usuarios</text:p>
          </table:table-cell>
          <table:table-cell table:style-name="Tabla1.B1" office:value-type="string">
            <text:p text:style-name="P5">Proveedores</text:p>
          </table:table-cell>
          <table:table-cell table:style-name="Tabla1.C1" office:value-type="string">
            <text:p text:style-name="P5">Facilitadores</text:p>
          </table:table-cell>
        </table:table-row>
        <table:table-row table:style-name="TableLine2117849807584">
          <table:table-cell table:style-name="Tabla1.A2" office:value-type="string">
            <text:p text:style-name="P1">Netflix</text:p>
          </table:table-cell>
          <table:table-cell table:style-name="Tabla1.B2" office:value-type="string">
            <text:p text:style-name="P1">Zoominfo</text:p>
          </table:table-cell>
          <table:table-cell table:style-name="Tabla1.C2" office:value-type="string">
            <text:p text:style-name="P1">Microsoft Azure</text:p>
          </table:table-cell>
        </table:table-row>
        <table:table-row table:style-name="TableLine2117849807584">
          <table:table-cell table:style-name="Tabla1.A2" office:value-type="string">
            <text:p text:style-name="P1">Uber</text:p>
          </table:table-cell>
          <table:table-cell table:style-name="Tabla1.B2" office:value-type="string">
            <text:p text:style-name="P1">Nielsen</text:p>
          </table:table-cell>
          <table:table-cell table:style-name="Tabla1.C2" office:value-type="string">
            <text:p text:style-name="P1">Cloudera</text:p>
          </table:table-cell>
        </table:table-row>
        <table:table-row table:style-name="TableLine2117849807584">
          <table:table-cell table:style-name="Tabla1.A2" office:value-type="string">
            <text:p text:style-name="P1">Amazon</text:p>
          </table:table-cell>
          <table:table-cell table:style-name="Tabla1.B2" office:value-type="string">
            <text:p text:style-name="P1">Bloomberg</text:p>
          </table:table-cell>
          <table:table-cell table:style-name="Tabla1.C2" office:value-type="string">
            <text:p text:style-name="P1">AWS</text:p>
          </table:table-cell>
        </table:table-row>
        <table:table-row table:style-name="TableLine2117849807584">
          <table:table-cell table:style-name="Tabla1.A2" office:value-type="string">
            <text:p text:style-name="P1">Spotify</text:p>
          </table:table-cell>
          <table:table-cell table:style-name="Tabla1.B2" office:value-type="string">
            <text:p text:style-name="P1">Nielsen</text:p>
          </table:table-cell>
          <table:table-cell table:style-name="Tabla1.C2" office:value-type="string">
            <text:p text:style-name="P1">Experion</text:p>
          </table:table-cell>
        </table:table-row>
        <table:table-row table:style-name="TableLine2117849807584">
          <table:table-cell table:style-name="Tabla1.A2" office:value-type="string">
            <text:p text:style-name="P1">Facebook</text:p>
          </table:table-cell>
          <table:table-cell table:style-name="Tabla1.B2" office:value-type="string">
            <text:p text:style-name="P2">Foursquare</text:p>
          </table:table-cell>
          <table:table-cell table:style-name="Tabla1.C2" office:value-type="string">
            <text:p text:style-name="P4">Google Cloud</text:p>
          </table:table-cell>
        </table:table-row>
        <table:table-row table:style-name="TableLine2117849807584">
          <table:table-cell table:style-name="Tabla1.A2" office:value-type="string">
            <text:p text:style-name="P2">Foursquare</text:p>
          </table:table-cell>
          <table:table-cell table:style-name="Tabla1.B2" office:value-type="string">
            <text:p text:style-name="P3">Snowflake</text:p>
          </table:table-cell>
          <table:table-cell table:style-name="Tabla1.C2" office:value-type="string">
            <text:p text:style-name="P3">Snowflake</text:p>
          </table:table-cell>
        </table:table-row>
        <table:table-row table:style-name="TableLine211784980758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2" office:value-type="string">
            <text:p text:style-name="P3">Bloomberg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19:03:50.421000000</meta:creation-date>
    <dc:date>2024-10-14T19:16:42.336000000</dc:date>
    <meta:editing-duration>PT2M31S</meta:editing-duration>
    <meta:editing-cycles>1</meta:editing-cycles>
    <meta:document-statistic meta:table-count="1" meta:image-count="0" meta:object-count="0" meta:page-count="1" meta:paragraph-count="22" meta:word-count="24" meta:character-count="188" meta:non-whitespace-character-count="186"/>
    <meta:generator>LibreOffice/7.3.5.2$Windows_X86_64 LibreOffice_project/184fe81b8c8c30d8b5082578aee2fed2ea847c01</meta:generator>
  </office:meta>
</office:document-meta>
</file>